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LT Std" svg:font-family="'Helvetica LT Std'" style:font-pitch="variable"/>
    <style:font-face style:name="Helvetica LT Std Cond" svg:font-family="'Helvetica LT Std Cond'" style:font-adornments="Condensed" style:font-pitch="variable"/>
    <style:font-face style:name="Helvetica LT Std Cond Blk" svg:font-family="'Helvetica LT Std Cond Bl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style:font-name="Helvetica LT Std Cond Blk" fo:font-size="24pt" fo:font-weight="bold" officeooo:rsid="001f197d" officeooo:paragraph-rsid="001f197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Helvetica LT Std" fo:font-size="15pt" style:font-size-asian="15pt" style:font-size-complex="15pt"/>
    </style:style>
    <style:style style:name="P3" style:family="paragraph" style:parent-style-name="Standard">
      <style:text-properties style:font-name="Helvetica LT Std Cond Blk" fo:font-size="15pt" fo:font-weight="bold" officeooo:rsid="00209b7d" officeooo:paragraph-rsid="00209b7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rse</text:p>
      <text:p text:style-name="P2">Jojo was a man who thought he was a loner</text:p>
      <text:p text:style-name="P2">But he knew it couldn't last</text:p>
      <text:p text:style-name="P2">Jojo left his home in Tucson, Arizona</text:p>
      <text:p text:style-name="P2">For some California grass</text:p>
      <text:p text:style-name="P2"/>
      <text:p text:style-name="P2"/>
      <text:p text:style-name="P2">Get back, get back</text:p>
      <text:p text:style-name="P2">Get back to where you once belonged</text:p>
      <text:p text:style-name="P2">Get back, get back</text:p>
      <text:p text:style-name="P2">Get back to where you once belonged</text:p>
      <text:p text:style-name="P2">Get back Jojo</text:p>
      <text:p text:style-name="P2">Go home</text:p>
      <text:p text:style-name="P2"/>
      <text:p text:style-name="P2"/>
      <text:p text:style-name="P2">Get back, get back</text:p>
      <text:p text:style-name="P2">Back to where you once belonged</text:p>
      <text:p text:style-name="P2">Get back, get back</text:p>
      <text:p text:style-name="P2">Back to where you once belonged, yeah</text:p>
      <text:p text:style-name="P2">Oh, get back, Jo</text:p>
      <text:p text:style-name="P2"/>
      <text:p text:style-name="P2"/>
      <text:p text:style-name="P2">Sweet Loretta Martin thought she was a woman</text:p>
      <text:p text:style-name="P2">But she was another man</text:p>
      <text:p text:style-name="P2">All the girls around her say she's got it coming</text:p>
      <text:p text:style-name="P2">But she gets it while she ca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h, get back, get back</text:p>
      <text:p text:style-name="P2">Get back to where you once belonged</text:p>
      <text:p text:style-name="P2">Get back, get back</text:p>
      <text:p text:style-name="P2">Get back to where you once belonged</text:p>
      <text:p text:style-name="P2">Get back Loretta, woo, woo</text:p>
      <text:p text:style-name="P2">Go home</text:p>
      <text:p text:style-name="P2"/>
      <text:p text:style-name="P2"/>
      <text:p text:style-name="P2">Oh, get back, yeah, get back</text:p>
      <text:p text:style-name="P2">Get back to where you once belonged</text:p>
      <text:p text:style-name="P2">Yeah, get back, get back</text:p>
      <text:p text:style-name="P2">Get back to where you once belonged</text:p>
      <text:p text:style-name="P2">Ooh</text:p>
      <text:p text:style-name="P2">Ooh, ooh</text:p>
      <text:p text:style-name="P2">Get back, Loretta</text:p>
      <text:p text:style-name="P2"/>
      <text:p text:style-name="P2"/>
      <text:p text:style-name="P2">Your mommy's waitin' for you</text:p>
      <text:p text:style-name="P2">Wearin' her high-heel shoes</text:p>
      <text:p text:style-name="P2">And a low-neck sweater</text:p>
      <text:p text:style-name="P2"/>
      <text:p text:style-name="P2"/>
      <text:p text:style-name="P2">Get back home, Loretta</text:p>
      <text:p text:style-name="P2">Get back, get back</text:p>
      <text:p text:style-name="P2">Get back to where you once belonged</text:p>
      <text:p text:style-name="P2">Oh, get back, get back</text:p>
      <text:p text:style-name="P2">Get back, oh yea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LT Std" svg:font-family="'Helvetica LT Std'" style:font-pitch="variable"/>
    <style:font-face style:name="Helvetica LT Std Cond" svg:font-family="'Helvetica LT Std Cond'" style:font-adornments="Condensed" style:font-pitch="variable"/>
    <style:font-face style:name="Helvetica LT Std Cond Blk" svg:font-family="'Helvetica LT Std Cond Bl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Helvetica LT Std Cond Blk" fo:font-size="24pt" fo:font-weight="bold" officeooo:rsid="001f197d" officeooo:paragraph-rsid="001f197d" style:font-size-asian="24pt" style:font-weight-asian="bold" style:font-size-complex="24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et Bac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9:05:27.863498479</meta:creation-date>
    <meta:print-date>2024-08-28T19:06:53.788396282</meta:print-date>
    <dc:date>2024-08-28T20:53:27.018270002</dc:date>
    <meta:editing-duration>PT1H37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2" meta:word-count="210" meta:character-count="1018" meta:non-whitespace-character-count="850"/>
  </office:meta>
</office:document-meta>
</file>